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application/octet-stream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rebuchet M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4d071"/>
    </style:style>
    <style:style style:name="P6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officeooo:rsid="0014d071" style:font-style-asian="normal" style:font-style-complex="normal"/>
    </style:style>
    <style:style style:name="T3" style:family="text">
      <style:text-properties fo:font-style="normal" officeooo:rsid="00151102" style:font-style-asian="normal" style:font-style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392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2.027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662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297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932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567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202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837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ésentation Projet</text:h>
      <text:list xml:id="list1030335303629355671" text:style-name="L1">
        <text:list-item>
          <text:p text:style-name="P4">Nom du Projet PopcornTheque</text:p>
        </text:list-item>
        <text:list-item>
          <text:p text:style-name="P4">Numéro du groupe de projet : G1</text:p>
        </text:list-item>
        <text:list-item>
          <text:p text:style-name="P4">Composition du groupe de projet :</text:p>
          <text:list>
            <text:list-item>
              <text:p text:style-name="P4">Florian STAINE</text:p>
            </text:list-item>
            <text:list-item>
              <text:p text:style-name="P4">Victor SENE</text:p>
            </text:list-item>
            <text:list-item>
              <text:p text:style-name="P4">Paul TREHIOU</text:p>
            </text:list-item>
            <text:list-item>
              <text:p text:style-name="P4">William OBRY</text:p>
            </text:list-item>
          </text:list>
        </text:list-item>
        <text:list-item>
          <text:p text:style-name="P4">Type projet : Vidéo-Thèque</text:p>
        </text:list-item>
        <text:list-item>
          <text:p text:style-name="P4"><text:s/>UTBM Tronc Commun</text:p>
        </text:list-item>
        <text:list-item>
          <text:p text:style-name="P4"><text:s/>SI20 Semestre A13</text:p>
        </text:list-item>
        <text:list-item>
          <text:p text:style-name="P4"><text:s/>Date du rapport : 12 Novembre 2014</text:p>
        </text:list-item>
        <text:list-item>
          <text:p text:style-name="P4">Logo associé au projet : <text:span text:style-name="Police_20_par_20_défaut"><text:span text:style-name="T1">Production en cours<text:line-break/></text:span></text:span></text:p>
        </text:list-item>
        <text:list-item>
          <text:p text:style-name="P5"><text:span text:style-name="Police_20_par_20_défaut"><text:span text:style-name="T2">A quoi sert notre application ? Nous avons pour but de créer une application qui va permettre à chacun de gérer sa vidéothèque personnelle et permettre l'échange de différent support entre utilisateurs. </text:span></text:span><text:span text:style-name="Police_20_par_20_défaut"><text:span text:style-name="T3">Une fonction social est intégré à l'application avec une liste d'amis pour chaque utilisateurs et la possibilité de créer une liste de film à voir.</text:span></text:span></text:p>
        </text:list-item>
      </text:list>
      <text:h text:style-name="Heading_20_1" text:outline-level="1">Conception du Projet</text:h>
      <text:h text:style-name="Heading_20_2" text:outline-level="2">La modélisation conceptuelle</text:h>
      <text:h text:style-name="Heading_20_3" text:outline-level="3">Modèle de dictionnaire à fournir</text:h>
      <text:p text:style-name="Text_20_body"><draw:frame draw:style-name="fr1" draw:name="Objet1" text:anchor-type="paragraph" svg:x="-0.975cm" svg:y="0.217cm" svg:width="18.953cm" style:rel-width="scale" svg:height="6.761cm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</text:p>
      <text:p text:style-name="Text_20_body"/>
      <text:h text:style-name="Heading_20_3" text:outline-level="3">Le modèle entité association</text:h>
      <text:h text:style-name="Heading_20_3" text:outline-level="3">Le modèle de communication</text:h>
      <text:h text:style-name="Heading_20_2" text:outline-level="2">La modélisation logique</text:h>
      <text:p text:style-name="Text_20_body">Vérifier le type de données</text:p>
      <text:p text:style-name="Text_20_body"><text:s/>Vérifier l’ordre des colonnes des clés primaires composées</text:p>
      <text:p text:style-name="Text_20_body"><text:s/>Vérifier les index nécessaires pour les recherches</text:p>
      <text:p text:style-name="Text_20_body">Fournir le modèle logique des données relationnel normalisé.</text:p>
      <text:p text:style-name="Text_20_body">Justifier le niveau de normalisation du modèle relationnel.</text:p>
      <text:h text:style-name="Heading_20_2" text:outline-level="2">La modélisation de l’IHM</text:h>
      <text:p text:style-name="Text_20_body">Fournir la maquette de l’application réalisée à partir de WIN DESIGN en vous</text:p>
      <text:p text:style-name="Text_20_body">appuyant sur le modèle relationnel.</text:p>
      <text:p text:style-name="Text_20_body">Remarques sur la maquette :</text:p>
      <text:p text:style-name="Text_20_body">Vous devez réfléchir à l’organisation orientée métier de votre application (pas un</text:p>
      <text:p text:style-name="Text_20_body">formulaire par table).</text:p>
      <text:p text:style-name="Text_20_body">Questions à se poser pour la maquette et le développement qui en découle ?</text:p>
      <text:p text:style-name="Text_20_body"><text:s/>Quelle est l’information la plus importante à présenter dès la connexion ?</text:p>
      <text:p text:style-name="Text_20_body"><text:s/>Organiser votre navigation de manière à accéder à l’information pertinente, en</text:p>
      <text:p text:style-name="Text_20_body">trois clics maximum ?</text:p>
      <text:p text:style-name="Text_20_body"><text:s/>Comment organiser le menu principal ?</text:p>
      <text:p text:style-name="Text_20_body"><text:s/>Utilisations des onglets</text:p>
      <text:p text:style-name="Text_20_body">Obtenir des informations de synthèses, puis détaillées (avec un</text:p>
      <text:p text:style-name="Text_20_body">affichage tabulaire, puis accès à la fiche par double-clic par exemple)</text:p>
      <text:p text:style-name="Text_20_body">Afficher les informations essentielles puis facultatives</text:p>
      <text:p text:style-name="Text_20_body"><text:s/>Repérer les champs obligatoires et calculées dans l’IHM</text:p>
      <text:p text:style-name="Text_20_body"><text:s/>Intégration des fonctions de recherche dans tous les formulaires</text:p>
      <text:p text:style-name="Text_20_body"><text:s/>Attention à l’affichage ordonné dans les listes de valeurs.</text:p>
      <text:p text:style-name="P3"/>
      <text:p text:style-name="Text_20_body">Questions :</text:p>
      <text:p text:style-name="Text_20_body">-On considère qu’on a un exemplaire de chaque film en stock ? Ou certains films en plusieurs exemplaire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4-12-17T16:57:17.680129313</dc:date>
    <meta:editing-cycles>8</meta:editing-cycles>
    <meta:editing-duration>PT38M16S</meta:editing-duration>
    <meta:document-statistic meta:table-count="0" meta:image-count="0" meta:object-count="1" meta:page-count="3" meta:paragraph-count="46" meta:word-count="356" meta:character-count="2199" meta:non-whitespace-character-count="1895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6:43:47.112272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